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</office:font-face-decls>
  <office:automatic-styles>
    <style:style style:name="P1" style:family="paragraph" style:parent-style-name="Standard">
      <style:text-properties fo:color="#000000" loext:opacity="100%" style:font-name="Arial" fo:font-size="13.5pt" fo:font-style="normal" fo:font-weight="normal" style:font-size-asian="13.5pt" style:font-style-asian="normal" style:font-weight-asian="normal" style:font-weight-complex="norm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style:font-name="Arial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3" style:family="text">
      <style:text-properties fo:color="#000000" loext:opacity="100%" style:font-name="OpenSans" fo:font-size="10pt" fo:font-style="normal" fo:font-weight="normal" officeooo:rsid="001f9e15" style:font-size-asian="10pt" style:font-style-asian="normal" style:font-weight-asian="normal"/>
    </style:style>
    <style:style style:name="T4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style:style style:name="T5" style:family="text">
      <style:text-properties fo:color="#000000" loext:opacity="100%" fo:font-size="13.5pt" fo:font-style="normal" style:font-size-asian="13.5pt" style:font-style-asian="normal"/>
    </style:style>
    <style:style style:name="T6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fo:font-size="10pt" fo:font-style="normal" fo:font-weight="normal" officeooo:rsid="001f9e15" style:font-size-asian="10pt" style:font-style-asian="normal" style:font-weight-asian="normal"/>
    </style:style>
    <style:style style:name="T8" style:family="text">
      <style:text-properties fo:color="#000000" loext:opacity="100%" fo:font-size="10pt" fo:font-style="normal" fo:font-weight="normal" style:font-size-asian="10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4"><text:span text:style-name="T5">Sangría izquierda y derecha a 1 cm (centímetros)</text:span></text:p>
      <text:p text:style-name="P3" loext:marker-style-name="T1"><text:span text:style-name="T6">De enero a enero, buenas tazas de caldo en el puchero. Sol de febrero, rara vez dura un día entero. Marzo, marzadas: aire, frío y granizadas. Si abril fuere frío, habrá pan y vino; Y si frío y mojado, seguro está el año. Agua de mayo quita aceite y no da grano. Lo que en junio se moja, en junio se seca.</text:span></text:p>
      <text:p text:style-name="P1" loext:marker-style-name="T4"/>
      <text:p text:style-name="P1" loext:marker-style-name="T4">Sangría izquierda y derecha a 2 cm (centímetros)</text:p>
      <text:p text:style-name="P3" loext:marker-style-name="T1"><text:span text:style-name="T6">De enero a enero, buenas tazas de caldo en el puchero. Sol de febrero, rara vez dura un día entero.</text:span></text:p>
      <text:p text:style-name="P3" loext:marker-style-name="T1"><text:span text:style-name="T6">Marzo, marzadas: aire, frío y granizadas. Si abril fuere frío, habrá pan y vino; Y si frío y mojado,</text:span></text:p>
      <text:p text:style-name="P3" loext:marker-style-name="T1"><text:span text:style-name="T6">seguro está el año. Agua de mayo quita aceite y no da grano. Lo que en junio se moja, en junio se seca.</text:span></text:p>
      <text:p text:style-name="P1" loext:marker-style-name="T4"/>
      <text:p text:style-name="P1" loext:marker-style-name="T4">Sangría izquierda y derecha a 3 cm (centímetros)</text:p>
      <text:p text:style-name="P3" loext:marker-style-name="T1"><text:span text:style-name="T6">De enero a enero, buenas tazas de caldo en el puchero. Sol de febrero, rara vez dura un día entero. Marzo, marzadas: aire, frío y granizadas. Si </text:span>abril fuere frío, habrá pan y vino; Y si <text:span text:style-name="T7">f</text:span><text:span text:style-name="T6">río y mojado, seguro está el año. Agua de mayo quita aceite y no da grano. Lo </text:span><text:span text:style-name="T8">que en junio se moja, en junio se sec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3:53.259000000</dc:date>
    <meta:editing-duration>PT18M24S</meta:editing-duration>
    <meta:editing-cycles>16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8" meta:word-count="210" meta:character-count="1053" meta:non-whitespace-character-count="851"/>
  </office:meta>
</office:document-meta>
</file>